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498" officeooo:paragraph-rsid="00111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rvore Binári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1:31:58.380000000</meta:creation-date>
    <dc:date>2018-03-23T21:33:05.947000000</dc:date>
    <meta:editing-duration>PT1M7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0.1.1$Windows_X86_64 LibreOffice_project/60bfb1526849283ce2491346ed2aa51c465abfe6</meta:generator>
  </office:meta>
</office:document-meta>
</file>